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6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27d8" officeooo:paragraph-rsid="002627d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officeooo:rsid="000ac612" officeooo:paragraph-rsid="000ac612"/>
    </style:style>
    <style:style style:name="P12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13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14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15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16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17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8" style:family="paragraph" style:parent-style-name="Standard">
      <style:text-properties officeooo:rsid="000c6720" officeooo:paragraph-rsid="000c6720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2a026f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5f779b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3bf25a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0744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101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102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103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104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105" style:family="paragraph" style:parent-style-name="Standard">
      <style:text-properties fo:font-size="12pt" officeooo:rsid="005dcd96" officeooo:paragraph-rsid="005dcd96" style:font-size-asian="12pt" style:font-size-complex="12pt"/>
    </style:style>
    <style:style style:name="P106" style:family="paragraph" style:parent-style-name="Standard">
      <style:text-properties fo:font-size="12pt" officeooo:rsid="005c5fe5" officeooo:paragraph-rsid="005c5fe5" style:font-size-asian="12pt" style:font-size-complex="12pt"/>
    </style:style>
    <style:style style:name="P107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108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110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111" style:family="paragraph" style:parent-style-name="Standard">
      <style:text-properties officeooo:rsid="0009d20a" officeooo:paragraph-rsid="0030fe08"/>
    </style:style>
    <style:style style:name="P112" style:family="paragraph" style:parent-style-name="Standard">
      <style:text-properties officeooo:rsid="0002ab6e" officeooo:paragraph-rsid="00337396"/>
    </style:style>
    <style:style style:name="P113" style:family="paragraph" style:parent-style-name="Standard">
      <style:text-properties officeooo:rsid="00328a78" officeooo:paragraph-rsid="00328a78"/>
    </style:style>
    <style:style style:name="P114" style:family="paragraph" style:parent-style-name="Standard">
      <style:text-properties officeooo:rsid="00328a78" officeooo:paragraph-rsid="00365fd4"/>
    </style:style>
    <style:style style:name="P115" style:family="paragraph" style:parent-style-name="Standard">
      <style:text-properties officeooo:rsid="00328a78" officeooo:paragraph-rsid="003711fe"/>
    </style:style>
    <style:style style:name="P116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117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118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119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120" style:family="paragraph" style:parent-style-name="Standard">
      <style:text-properties officeooo:rsid="00337396" officeooo:paragraph-rsid="00365fd4"/>
    </style:style>
    <style:style style:name="P121" style:family="paragraph" style:parent-style-name="Standard">
      <style:paragraph-properties fo:text-align="start" style:justify-single-word="false"/>
      <style:text-properties officeooo:paragraph-rsid="003e6c7f"/>
    </style:style>
    <style:style style:name="P12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text-properties officeooo:rsid="00341b7b" officeooo:paragraph-rsid="003711fe"/>
    </style:style>
    <style:style style:name="P124" style:family="paragraph" style:parent-style-name="Standard">
      <style:text-properties fo:color="#cc0000" officeooo:rsid="00328a78" officeooo:paragraph-rsid="00365fd4"/>
    </style:style>
    <style:style style:name="P125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126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127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128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129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30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fo:font-weight="normal" officeooo:rsid="00661db8" officeooo:paragraph-rsid="00661db8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fo:font-weight="normal" officeooo:rsid="0067269b" officeooo:paragraph-rsid="0067269b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6bf153" style:font-size-asian="10.5pt" style:font-weight-asian="normal" style:font-size-complex="12pt" style:font-weight-complex="normal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officeooo:rsid="000f1735"/>
    </style:style>
    <style:style style:name="T8" style:family="text">
      <style:text-properties officeooo:rsid="000f8d5d"/>
    </style:style>
    <style:style style:name="T9" style:family="text">
      <style:text-properties officeooo:rsid="00114857"/>
    </style:style>
    <style:style style:name="T10" style:family="text">
      <style:text-properties fo:font-style="normal" officeooo:rsid="00170685" style:font-style-asian="normal" style:font-style-complex="normal"/>
    </style:style>
    <style:style style:name="T11" style:family="text">
      <style:text-properties fo:font-style="normal" officeooo:rsid="00337396" style:font-style-asian="normal" style:font-style-complex="normal"/>
    </style:style>
    <style:style style:name="T12" style:family="text">
      <style:text-properties officeooo:rsid="00198f90"/>
    </style:style>
    <style:style style:name="T13" style:family="text">
      <style:text-properties officeooo:rsid="001a52aa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3072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a026f" style:font-weight-asian="normal" style:font-weight-complex="normal"/>
    </style:style>
    <style:style style:name="T23" style:family="text">
      <style:text-properties fo:font-weight="normal" officeooo:rsid="002720ed" style:font-weight-asian="normal" style:font-weight-complex="normal"/>
    </style:style>
    <style:style style:name="T24" style:family="text">
      <style:text-properties fo:font-weight="normal" officeooo:rsid="0029f688" style:font-weight-asian="normal" style:font-weight-complex="normal"/>
    </style:style>
    <style:style style:name="T25" style:family="text">
      <style:text-properties officeooo:rsid="0030fe08"/>
    </style:style>
    <style:style style:name="T26" style:family="text">
      <style:text-properties officeooo:rsid="00337396"/>
    </style:style>
    <style:style style:name="T27" style:family="text">
      <style:text-properties officeooo:rsid="00341b7b"/>
    </style:style>
    <style:style style:name="T28" style:family="text">
      <style:text-properties officeooo:rsid="003561a5"/>
    </style:style>
    <style:style style:name="T29" style:family="text">
      <style:text-properties officeooo:rsid="00365fd4"/>
    </style:style>
    <style:style style:name="T30" style:family="text">
      <style:text-properties officeooo:rsid="003711fe"/>
    </style:style>
    <style:style style:name="T31" style:family="text">
      <style:text-properties officeooo:rsid="0038ea46"/>
    </style:style>
    <style:style style:name="T32" style:family="text">
      <style:text-properties officeooo:rsid="003a0416"/>
    </style:style>
    <style:style style:name="T33" style:family="text">
      <style:text-properties officeooo:rsid="003f0e8c"/>
    </style:style>
    <style:style style:name="T34" style:family="text">
      <style:text-properties officeooo:rsid="0040a5be"/>
    </style:style>
    <style:style style:name="T35" style:family="text">
      <style:text-properties officeooo:rsid="00430465"/>
    </style:style>
    <style:style style:name="T36" style:family="text">
      <style:text-properties officeooo:rsid="0051c30d"/>
    </style:style>
    <style:style style:name="T37" style:family="text">
      <style:text-properties officeooo:rsid="0055f6c5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55f6c5" style:font-style-asian="italic" style:font-style-complex="italic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57212b"/>
    </style:style>
    <style:style style:name="T42" style:family="text">
      <style:text-properties officeooo:rsid="0058adf0"/>
    </style:style>
    <style:style style:name="T43" style:family="text">
      <style:text-properties officeooo:rsid="005aaccd"/>
    </style:style>
    <style:style style:name="T44" style:family="text">
      <style:text-properties officeooo:rsid="005c5fe5"/>
    </style:style>
    <style:style style:name="T45" style:family="text">
      <style:text-properties officeooo:rsid="005dcd96"/>
    </style:style>
    <style:style style:name="T46" style:family="text">
      <style:text-properties officeooo:rsid="005efab5"/>
    </style:style>
    <style:style style:name="T47" style:family="text">
      <style:text-properties officeooo:rsid="005f779b"/>
    </style:style>
    <style:style style:name="T48" style:family="text">
      <style:text-properties officeooo:rsid="00618ce8"/>
    </style:style>
    <style:style style:name="T49" style:family="text">
      <style:text-properties officeooo:rsid="0062b904"/>
    </style:style>
    <style:style style:name="T50" style:family="text">
      <style:text-properties officeooo:rsid="0062d292"/>
    </style:style>
    <style:style style:name="T51" style:family="text">
      <style:text-properties officeooo:rsid="006341db"/>
    </style:style>
    <style:style style:name="T52" style:family="text">
      <style:text-properties officeooo:rsid="0064c933"/>
    </style:style>
    <style:style style:name="T53" style:family="text">
      <style:text-properties officeooo:rsid="0067269b"/>
    </style:style>
    <style:style style:name="T54" style:family="text">
      <style:text-properties officeooo:rsid="006a69da"/>
    </style:style>
    <style:style style:name="T55" style:family="text">
      <style:text-properties officeooo:rsid="006eb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Testy systemu logowania i zgłaszania błędów</text:p>
      <text:p text:style-name="P10"/>
      <text:p text:style-name="P27"/>
      <text:p text:style-name="P27">W systemie można wyróżnić trzy <text:span text:style-name="T16">podstawowe,</text:span> <text:span text:style-name="T16">niezwiązane ze sobą funkcjonalności</text:span>:</text:p>
      <text:p text:style-name="P27">1. rejestracja logów (logs),</text:p>
      <text:p text:style-name="P138">2. <text:span text:style-name="T52">rejestracja błędu i generowanie raportu (crash reports)</text:span></text:p>
      <text:p text:style-name="P27">3. wysyłanie <text:span text:style-name="T52">raportu (crash reports)</text:span>.</text:p>
      <text:p text:style-name="P15"/>
      <text:p text:style-name="P110"><text:span text:style-name="T31">Pierwsza</text:span> funkcjonalnoś<text:span text:style-name="T31">ć</text:span> działa w sposób niewidoczny dla użytkownika. <text:span text:style-name="T31">Jej</text:span> testowanie <text:span text:style-name="T48">oparte jest</text:span> na przetestowaniu wierzchniej warstwy implementacji. W <text:span text:style-name="T31">dwóch pozostałych przypadkach użytkownik zostaje poinformowany o wystąpieniu błędu. Dlatego jednocześnie testuje się w nich działanie interfejsu graficznego.</text:span></text:p>
      <text:p text:style-name="P15"/>
      <text:p text:style-name="P15"><text:span text:style-name="T28">P</text:span>odstawowe przypadki użycia</text:p>
      <text:p text:style-name="P16"/>
      <text:p text:style-name="P108"><text:span text:style-name="T26">W</text:span>yróżni<text:span text:style-name="T26">a się</text:span> trzy podst<text:span text:style-name="T49">a</text:span>wowe sposoby użycia systemu:</text:p>
      <text:p text:style-name="P16"/>
      <text:p text:style-name="P112"><text:span text:style-name="T26">A</text:span>. Użytkownik chce wczytać zapisany sygnał.</text:p>
      <text:p text:style-name="P112"/>
      <text:p text:style-name="P116"><text:span text:style-name="T20">$</text:span> svarog <text:span text:style-name="T10">(tryb offline)</text:span></text:p>
      <text:p text:style-name="P112"/>
      <text:p text:style-name="P112"><text:span text:style-name="T26">B</text:span>. Użytkownik chce uruchomić wybrany scenariusz <text:span text:style-name="T1">bez analizowania sygnału</text:span>.</text:p>
      <text:p text:style-name="P112"/>
      <text:p text:style-name="P116"><text:span text:style-name="T20">$</text:span> obci gui</text:p>
      <text:p text:style-name="P112"/>
      <text:p text:style-name="P112"><text:span text:style-name="T26">C</text:span>. Użytkownik chce uruchomić scenariusz i analizować sygnał online.</text:p>
      <text:p text:style-name="P119"/>
      <text:p text:style-name="P128"><text:span text:style-name="T20">$</text:span> svarog &amp; obci gui <text:span text:style-name="T10">(załadowanie scenariusza eksperymentu z poziomu </text:span><text:span text:style-name="T11">S</text:span><text:span text:style-name="T10">varog-a)</text:span></text:p>
      <text:p text:style-name="P118">lub</text:p>
      <text:p text:style-name="P118">$ obci gui &amp; svarog (uruchomienie scenariusza i podłączenie do niego Svarog-a)</text:p>
      <text:p text:style-name="P39"/>
      <text:p text:style-name="P50">Scenariusze oparte, na przypadku B lub C <text:span text:style-name="T40">nie są</text:span> uzna<text:span text:style-name="T41">wane</text:span> za zakończon<text:span text:style-name="T37">e </text:span>dopóki nie zostanie wykonana komenda <text:span text:style-name="T39">$ </text:span><text:span text:style-name="T38">obci srv_kill</text:span>.</text:p>
      <text:p text:style-name="P50"><text:s/></text:p>
      <text:p text:style-name="P39">P<text:span text:style-name="T31">owyższe przypadki</text:span> są wplecione w poszczególne scenariusze testowe.</text:p>
      <text:p text:style-name="P122"/>
      <text:p text:style-name="P130">1. Rejestracja logów</text:p>
      <text:p text:style-name="P30"/>
      <text:p text:style-name="P89">Specyfikajca</text:p>
      <text:p text:style-name="P27">Logi zapisywane są w folderze ~/.obci/logs</text:p>
      <text:p text:style-name="P33">Przy każdym uruchomieniu obci_server tworzony jest nowy folder w ~/.obci/logs. <text:span text:style-name="T18">W folderze tworzony jest plik bazodanowy sqlite z logami obci_server-a. Ponadto, dla każdego uruchomionego </text:span>w obci<text:span text:style-name="T14"> eksperymentu tworzony jest w tym folderze plik bazodanowy. </text:span>W<text:span text:style-name="T14"> plikach zapisywane są informacje o działaniu systemu. Jeżeli jednocześnie uruchomiony został </text:span>S<text:span text:style-name="T14">varog, </text:span>wtedy <text:span text:style-name="T14">w tym samym folderze, w pliku svarog.logs.sqlite zapisywane </text:span>są<text:span text:style-name="T14"> informacje o działaniu systemu Svarog. Po zamknięciu obci_server (obci srv_kill)</text:span> <text:span text:style-name="T14">scalona zawartość wszystkich wygenerowanych plików jest dopisywana do pliku ~/.obci/logs/logs.sqlite, a nowy folder usuwany razem z całą zawartością.</text:span></text:p>
      <text:p text:style-name="P33"/>
      <text:p text:style-name="P31">Jeżeli po zamknięciu obci_server Svarog pozostanie uruchomiony, kolejne logi będą zapisywane w pliku ~/.obci/logs/svarog.log. <text:span text:style-name="T20">Te informacje nie zostaną dodane do pliku logs.sqlite po zamknięciu Svaroga.</text:span></text:p>
      <text:p text:style-name="P29"/>
      <text:p text:style-name="P28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28"/>
      <text:p text:style-name="P69">Logi są zapisywane w <text:span text:style-name="T9">formacie</text:span> sqlite. Można je przeglądać, np. <text:span text:style-name="T8">p</text:span>rogramem sqliteman.</text:p>
      <text:p text:style-name="P72">Kiedy obci_server nie jest uruchomiony logi ze Svarog-a zapisywane są w formacie tekstowym.</text:p>
      <text:p text:style-name="P69"/>
      <text:p text:style-name="P88">Cel testów</text:p>
      <text:p text:style-name="P63">Weryfikacja poprawności <text:span text:style-name="T15">rejestracji logów na podstawie powyższego opisu.</text:span></text:p>
      <text:p text:style-name="P63"/>
      <text:p text:style-name="P85">Założenia początkowe</text:p>
      <text:p text:style-name="P64">Testy przeprowadzane są na komputerze z systemem Ubuntu16.04, z zainstalowanymi pakietami obci i Svarog.</text:p>
      <text:p text:style-name="P64"/>
      <text:p text:style-name="P85">Kryterium akcpetacji testów</text:p>
      <text:p text:style-name="P67">- przejście wszystkich testów jednostkowych</text:p>
      <text:p text:style-name="P67">- zawartości folderu ~/.obci/logs po przeprowadzeniu testów zgodna z oczekiwaniami.</text:p>
      <text:p text:style-name="P17"/>
      <text:p text:style-name="P17"/>
      <text:p text:style-name="P136">Scenariusze testowe</text:p>
      <text:p text:style-name="P113"/>
      <text:p text:style-name="P101"><text:a xlink:type="simple" xlink:href="#11" text:style-name="Internet_20_link" text:visited-style-name="Visited_20_Internet_20_Link"><text:span text:style-name="T34">1.</text:span></text:a><text:a xlink:type="simple" xlink:href="#11" text:style-name="Internet_20_link" text:visited-style-name="Visited_20_Internet_20_Link">1 Test rejestracji logów Svarog-a uruchomionego samodzielnie.</text:a></text:p>
      <text:p text:style-name="P101"><text:a xlink:type="simple" xlink:href="#12" text:style-name="Internet_20_link" text:visited-style-name="Visited_20_Internet_20_Link"><text:span text:style-name="T34">1.</text:span></text:a><text:a xlink:type="simple" xlink:href="#12" text:style-name="Internet_20_link" text:visited-style-name="Visited_20_Internet_20_Link">2 Test rejestracji logów obci_</text:a><text:a xlink:type="simple" xlink:href="#12" text:style-name="Internet_20_link" text:visited-style-name="Visited_20_Internet_20_Link"><text:span text:style-name="T35">srv</text:span></text:a><text:a xlink:type="simple" xlink:href="#12" text:style-name="Internet_20_link" text:visited-style-name="Visited_20_Internet_20_Link">.</text:a></text:p>
      <text:p text:style-name="P103"><text:a xlink:type="simple" xlink:href="#13" text:style-name="Internet_20_link" text:visited-style-name="Visited_20_Internet_20_Link">1.3 Test rejestracji logów obci </text:a><text:a xlink:type="simple" xlink:href="#13" text:style-name="Internet_20_link" text:visited-style-name="Visited_20_Internet_20_Link"><text:span text:style-name="T44">gui</text:span></text:a><text:a xlink:type="simple" xlink:href="#13" text:style-name="Internet_20_link" text:visited-style-name="Visited_20_Internet_20_Link">.</text:a></text:p>
      <text:p text:style-name="P104"><text:a xlink:type="simple" xlink:href="#14" text:style-name="Internet_20_link" text:visited-style-name="Visited_20_Internet_20_Link"><text:span text:style-name="T34">1.4</text:span></text:a><text:a xlink:type="simple" xlink:href="#14" text:style-name="Internet_20_link" text:visited-style-name="Visited_20_Internet_20_Link"> Test rejestracji logów po podpięciu Svarog-a pod uruchomiony scenariusz </text:a><text:a xlink:type="simple" xlink:href="#14" text:style-name="Internet_20_link" text:visited-style-name="Visited_20_Internet_20_Link"><text:span text:style-name="T44">w obci gui</text:span></text:a></text:p>
      <text:p text:style-name="P102"><text:a xlink:type="simple" xlink:href="#15" text:style-name="Internet_20_link" text:visited-style-name="Visited_20_Internet_20_Link"><text:span text:style-name="T34">1.5</text:span></text:a><text:a xlink:type="simple" xlink:href="#15" text:style-name="Internet_20_link" text:visited-style-name="Visited_20_Internet_20_Link"> Test </text:a><text:a xlink:type="simple" xlink:href="#15" text:style-name="Internet_20_link" text:visited-style-name="Visited_20_Internet_20_Link"><text:span text:style-name="T27">rejestracji logów po uruchomieniu scenariusza z poziomu Svarog-a</text:span></text:a></text:p>
      <text:p text:style-name="P101"/>
      <text:p text:style-name="P105">Kolejne testy zakładają, że efekty kolejnych kroków scenariuszy 1.4 i 1.5 były identyczne.</text:p>
      <text:p text:style-name="P106"><text:span text:style-name="T45">W</text:span>tedy <text:span text:style-name="T45">k</text:span>olejne scenariusza – uruchomienie obci gui, scenariusza Dummy amplifier I Svaroga. Następnie: <text:span text:style-name="T45">W dalszej części nie rozpatruje się przypadku uruchamiania Svarog-a bez obci_srv.</text:span></text:p>
      <text:p text:style-name="P105">Jeżeli przewidywanym przypadkiem użycia jest uruchamianie Svarog-a bez obci_srv (w trybie offline) należy zaprojektować dla niego oddzielny zestaw testów.</text:p>
      <text:p text:style-name="P106"/>
      <text:p text:style-name="P101"><text:a xlink:type="simple" xlink:href="#16" text:style-name="Internet_20_link" text:visited-style-name="Visited_20_Internet_20_Link"><text:span text:style-name="T34">1.6</text:span></text:a><text:a xlink:type="simple" xlink:href="#16" text:style-name="Internet_20_link" text:visited-style-name="Visited_20_Internet_20_Link"> Test </text:a><text:a xlink:type="simple" xlink:href="#16" text:style-name="Internet_20_link" text:visited-style-name="Visited_20_Internet_20_Link"><text:span text:style-name="T27">rejestracji</text:span></text:a><text:a xlink:type="simple" xlink:href="#16" text:style-name="Internet_20_link" text:visited-style-name="Visited_20_Internet_20_Link"> logów po wyłączeniu obci_</text:a><text:a xlink:type="simple" xlink:href="#16" text:style-name="Internet_20_link" text:visited-style-name="Visited_20_Internet_20_Link"><text:span text:style-name="T44">gui</text:span></text:a></text:p>
      <text:p text:style-name="P56"><text:a xlink:type="simple" xlink:href="#17" text:style-name="Internet_20_link" text:visited-style-name="Visited_20_Internet_20_Link"><text:span text:style-name="T34">1.7</text:span></text:a><text:a xlink:type="simple" xlink:href="#17" text:style-name="Internet_20_link" text:visited-style-name="Visited_20_Internet_20_Link"> Test rejestracji </text:a><text:a xlink:type="simple" xlink:href="#17" text:style-name="Internet_20_link" text:visited-style-name="Visited_20_Internet_20_Link"><text:span text:style-name="T28">logów po wyłączeniu i ponownym włączeniu Svaroga.</text:span></text:a></text:p>
      <text:p text:style-name="P57"><text:a xlink:type="simple" xlink:href="#18" text:style-name="Internet_20_link" text:visited-style-name="Visited_20_Internet_20_Link"><text:span text:style-name="T34">1.8</text:span></text:a><text:a xlink:type="simple" xlink:href="#18" text:style-name="Internet_20_link" text:visited-style-name="Visited_20_Internet_20_Link"> Test rejestracj logów po wyłączeniu i ponownym włączeniu obci </text:a><text:a xlink:type="simple" xlink:href="#18" text:style-name="Internet_20_link" text:visited-style-name="Visited_20_Internet_20_Link"><text:span text:style-name="T44">gui</text:span></text:a></text:p>
      <text:p text:style-name="P59"><text:a xlink:type="simple" xlink:href="#19" text:style-name="Internet_20_link" text:visited-style-name="Visited_20_Internet_20_Link">1.</text:a><text:a xlink:type="simple" xlink:href="#19" text:style-name="Internet_20_link" text:visited-style-name="Visited_20_Internet_20_Link"><text:span text:style-name="T45">9</text:span></text:a><text:a xlink:type="simple" xlink:href="#19" text:style-name="Internet_20_link" text:visited-style-name="Visited_20_Internet_20_Link"> Test rejestracji logów </text:a><text:a xlink:type="simple" xlink:href="#19" text:style-name="Internet_20_link" text:visited-style-name="Visited_20_Internet_20_Link"><text:span text:style-name="T46">z dwóch eksperymentów uruchomionych jeden po drugim</text:span></text:a></text:p>
      <text:p text:style-name="P60"><text:a xlink:type="simple" xlink:href="#110" text:style-name="Internet_20_link" text:visited-style-name="Visited_20_Internet_20_Link"><text:span text:style-name="T34">1.</text:span></text:a><text:a xlink:type="simple" xlink:href="#110" text:style-name="Internet_20_link" text:visited-style-name="Visited_20_Internet_20_Link">1</text:a><text:a xlink:type="simple" xlink:href="#110" text:style-name="Internet_20_link" text:visited-style-name="Visited_20_Internet_20_Link"><text:span text:style-name="T46">0</text:span></text:a><text:a xlink:type="simple" xlink:href="#110" text:style-name="Internet_20_link" text:visited-style-name="Visited_20_Internet_20_Link"> Test rejestracji logów z </text:a><text:a xlink:type="simple" xlink:href="#110" text:style-name="Internet_20_link" text:visited-style-name="Visited_20_Internet_20_Link"><text:span text:style-name="T46">dwóch</text:span></text:a><text:a xlink:type="simple" xlink:href="#110" text:style-name="Internet_20_link" text:visited-style-name="Visited_20_Internet_20_Link"> </text:a><text:a xlink:type="simple" xlink:href="#110" text:style-name="Internet_20_link" text:visited-style-name="Visited_20_Internet_20_Link"><text:span text:style-name="T36">eksperymentów uruchomionych jednocześnie</text:span></text:a></text:p>
      <text:p text:style-name="P61"><text:a xlink:type="simple" xlink:href="#111" text:style-name="Internet_20_link" text:visited-style-name="Visited_20_Internet_20_Link"><text:span text:style-name="T34">1.</text:span></text:a><text:a xlink:type="simple" xlink:href="#111" text:style-name="Internet_20_link" text:visited-style-name="Visited_20_Internet_20_Link">1</text:a><text:a xlink:type="simple" xlink:href="#111" text:style-name="Internet_20_link" text:visited-style-name="Visited_20_Internet_20_Link"><text:span text:style-name="T46">1</text:span></text:a><text:a xlink:type="simple" xlink:href="#111" text:style-name="Internet_20_link" text:visited-style-name="Visited_20_Internet_20_Link"> Test rejestracji logów z </text:a><text:a xlink:type="simple" xlink:href="#111" text:style-name="Internet_20_link" text:visited-style-name="Visited_20_Internet_20_Link"><text:span text:style-name="T36">dwóch</text:span></text:a><text:a xlink:type="simple" xlink:href="#111" text:style-name="Internet_20_link" text:visited-style-name="Visited_20_Internet_20_Link"> </text:a><text:a xlink:type="simple" xlink:href="#111" text:style-name="Internet_20_link" text:visited-style-name="Visited_20_Internet_20_Link"><text:span text:style-name="T36">eksperymentów uruchomionych jeden po drugim. Jeden uruchomiony z poziomu obci gui, drugi z poziomu Svarog-a.</text:span></text:a></text:p>
      <text:p text:style-name="P61"><text:a xlink:type="simple" xlink:href="#112" text:style-name="Internet_20_link" text:visited-style-name="Visited_20_Internet_20_Link"><text:span text:style-name="T34">1.</text:span></text:a><text:a xlink:type="simple" xlink:href="#112" text:style-name="Internet_20_link" text:visited-style-name="Visited_20_Internet_20_Link">1</text:a><text:a xlink:type="simple" xlink:href="#112" text:style-name="Internet_20_link" text:visited-style-name="Visited_20_Internet_20_Link"><text:span text:style-name="T46">2</text:span></text:a><text:a xlink:type="simple" xlink:href="#112" text:style-name="Internet_20_link" text:visited-style-name="Visited_20_Internet_20_Link"> Test rejestracji logów z </text:a><text:a xlink:type="simple" xlink:href="#112" text:style-name="Internet_20_link" text:visited-style-name="Visited_20_Internet_20_Link"><text:span text:style-name="T36">dwóch</text:span></text:a><text:a xlink:type="simple" xlink:href="#112" text:style-name="Internet_20_link" text:visited-style-name="Visited_20_Internet_20_Link"> </text:a><text:a xlink:type="simple" xlink:href="#112" text:style-name="Internet_20_link" text:visited-style-name="Visited_20_Internet_20_Link"><text:span text:style-name="T36">eksperymentów uruchomionych jednocześnie. Jeden uruchomiony z poziomu obci, drugi z poziomu Svaroga.</text:span></text:a></text:p>
      <text:p text:style-name="P58"><text:a xlink:type="simple" xlink:href="#113" text:style-name="Internet_20_link" text:visited-style-name="Visited_20_Internet_20_Link"><text:span text:style-name="T34">1.13</text:span></text:a><text:a xlink:type="simple" xlink:href="#113" text:style-name="Internet_20_link" text:visited-style-name="Visited_20_Internet_20_Link"> Test rejestracji logów dla długiego eksperymentu </text:a><text:a xlink:type="simple" xlink:href="#113" text:style-name="Internet_20_link" text:visited-style-name="Visited_20_Internet_20_Link"><text:span text:style-name="T29">(~16 h)</text:span></text:a><text:a xlink:type="simple" xlink:href="#113" text:style-name="Internet_20_link" text:visited-style-name="Visited_20_Internet_20_Link">.</text:a></text:p>
      <text:p text:style-name="P62"/>
      <text:p text:style-name="P34">Po wykonaniu <text:span text:style-name="T9">każdego </text:span>scenariusza należy przejrzeć zawartość katalogu ~/.obci/<text:span text:style-name="T9">logs</text:span>. Porównać ją z oczekiwanym rezultatem. <text:span text:style-name="T27">Przed uruchomieniem kolejnego scenariusza należy usunąć zawartość katalogu ~/.obci/logs.</text:span></text:p>
      <text:p text:style-name="P71"/>
      <text:p text:style-name="P90"/>
      <text:p text:style-name="P133">Podstawowe <text:span text:style-name="T45">etapy</text:span> <text:span text:style-name="T43">poszczególnych </text:span>scenariusz<text:span text:style-name="T43">y</text:span> testowych:</text:p>
      <text:p text:style-name="P73"/>
      <text:p text:style-name="P125"><text:bookmark text:name="11"/><text:span text:style-name="T3">1.</text:span><text:span text:style-name="T2">1</text:span> Test rejestracji logów Svaroga uruchomionego samodzielnie.</text:p>
      <text:p text:style-name="P75"/>
      <text:p text:style-name="P74">A. Uruchom<text:span text:style-name="T50">ienie</text:span> Svarog-a i wczyta<text:span text:style-name="T50">nie</text:span> sygnał<text:span text:style-name="T50">u</text:span> testow<text:span text:style-name="T50">ego</text:span></text:p>
      <text:p text:style-name="P74">B. Sprawd<text:span text:style-name="T50">zenie</text:span> zawartoś<text:span text:style-name="T51">ci</text:span> katalogu ~/.obci/logs</text:p>
      <text:p text:style-name="P74">C. Zamk<text:span text:style-name="T50">nięcie</text:span> Svarog-a</text:p>
      <text:p text:style-name="P74">D. Sprawd<text:span text:style-name="T50">zenie</text:span> zawartoś<text:span text:style-name="T51">ci</text:span> katalogu ~/.obci/logs</text:p>
      <text:p text:style-name="P74"/>
      <text:p text:style-name="P125"><text:bookmark text:name="12"/><text:span text:style-name="T3">1.</text:span><text:span text:style-name="T2">2</text:span> Test rejestracji logów obci_<text:span text:style-name="T35">srv</text:span>.</text:p>
      <text:p text:style-name="P77"/>
      <text:p text:style-name="P74">A. Uruchom<text:span text:style-name="T51">ienie</text:span> obci <text:span text:style-name="T42">gui</text:span></text:p>
      <text:p text:style-name="P74">B. Sprawd<text:span text:style-name="T51">zenie</text:span> zawartoś<text:span text:style-name="T51">ci</text:span> katalogu ~/.obci/logs</text:p>
      <text:p text:style-name="P74">C. Zamkni<text:span text:style-name="T51">ęcie</text:span> obci <text:span text:style-name="T42">gui</text:span> <text:span text:style-name="T42">i</text:span> obci_sr<text:span text:style-name="T42">v</text:span></text:p>
      <text:p text:style-name="P74">D. <text:span text:style-name="T42">Sprawdzenie zawartość katalogu ~/.obci/logs</text:span></text:p>
      <text:p text:style-name="P77"/>
      <text:p text:style-name="P125"><text:bookmark text:name="13"/><text:span text:style-name="T3">1.3</text:span> Test rejestracji logów obci <text:span text:style-name="T47">gui</text:span></text:p>
      <text:p text:style-name="P125"/>
      <text:p text:style-name="P74">A. Uruchom<text:span text:style-name="T51">ienie</text:span> obci <text:span text:style-name="T42">gui</text:span> <text:span text:style-name="T42">oraz</text:span> scenariusz<text:span text:style-name="T51">a</text:span> Dummy amplifier</text:p>
      <text:p text:style-name="P74">B. Sprawd<text:span text:style-name="T51">zenie</text:span> zawartoś<text:span text:style-name="T51">ci</text:span> katalogu ~/.obci/logs</text:p>
      <text:p text:style-name="P74">C. Przerw<text:span text:style-name="T51">anie</text:span> scenariusz<text:span text:style-name="T51">a</text:span> Dummy amplifier, zamkni<text:span text:style-name="T51">ęcie</text:span> obci <text:span text:style-name="T42">gui i obci_srv</text:span></text:p>
      <text:p text:style-name="P74"><text:span text:style-name="T42">D</text:span>. Sprawd<text:span text:style-name="T51">zenie</text:span> zawartoś<text:span text:style-name="T51">ci</text:span> katalogu ~/.obci/logs</text:p>
      <text:p text:style-name="P74"/>
      <text:p text:style-name="P127"><text:bookmark text:name="14"/><text:span text:style-name="T4">1.4</text:span> Test rejestracji logów po pod<text:span text:style-name="T55">łączeniu</text:span> Svarog-a pod <text:span text:style-name="T55">scenariusz</text:span> uruchomiony <text:span text:style-name="T44">w obci gui</text:span></text:p>
      <text:p text:style-name="P80"/>
      <text:p text:style-name="P80">A. Uruchom<text:span text:style-name="T51">ienie</text:span> obci gui oraz scenariusz<text:span text:style-name="T51">a</text:span> Dummy Amplifier</text:p>
      <text:p text:style-name="P80">B. Uruchom<text:span text:style-name="T51">ienie</text:span> Svarog-a ze scenariuszem Dummy amplifier</text:p>
      <text:p text:style-name="P81">C. Sprawd<text:span text:style-name="T51">zenie</text:span> zawartoś<text:span text:style-name="T51">ci</text:span> katalogu ~/.obci/logs</text:p>
      <text:p text:style-name="P81">D. Zamkni<text:span text:style-name="T51">ęcie</text:span> Svarog-a, obci gui <text:span text:style-name="T51">i</text:span> obci_srv</text:p>
      <text:p text:style-name="P81">E. Sprawd<text:span text:style-name="T51">zenie</text:span> zawartoś<text:span text:style-name="T51">ci</text:span> katalogu ~/.obci/logs</text:p>
      <text:p text:style-name="P80"/>
      <text:p text:style-name="P126"><text:bookmark text:name="15"/><text:span text:style-name="T3">1.5</text:span> Test <text:span text:style-name="T27">rejestracji logów po uruchomieniu scenariusza z poziomu Svarog-a</text:span></text:p>
      <text:p text:style-name="P78"/>
      <text:p text:style-name="P79">A. Uruchom<text:span text:style-name="T51">ienie</text:span> obci gui</text:p>
      <text:p text:style-name="P79">B. Uruchom<text:span text:style-name="T51">ienie</text:span> Svaroga ze scenariuszem Dummy amplifier</text:p>
      <text:p text:style-name="P79">C. Sprawd<text:span text:style-name="T51">zenie</text:span> zawartoś<text:span text:style-name="T51">ci</text:span> katalogu ~/.obci/logs</text:p>
      <text:p text:style-name="P79">D. Zamkni<text:span text:style-name="T51">ęcie</text:span> Svaroga, obci gui i obci_srv</text:p>
      <text:p text:style-name="P79">E. Sprawd<text:span text:style-name="T51">zenie</text:span> zawartoś<text:span text:style-name="T51">ci</text:span> katalogu ~/.obci/logs</text:p>
      <text:p text:style-name="P76"/>
      <text:p text:style-name="P126"><text:bookmark text:name="16"/><text:span text:style-name="T3">1.6</text:span> Test <text:span text:style-name="T27">rejestracji</text:span> logów po wyłączeniu obci_<text:span text:style-name="T44">gui</text:span></text:p>
      <text:p text:style-name="P52"/>
      <text:p text:style-name="P52">A. Uruchom<text:span text:style-name="T51">ienie</text:span> obci gui oraz scenariusz Dummy amplifier</text:p>
      <text:p text:style-name="P52">B. Uruchom<text:span text:style-name="T51">ienie</text:span> Svarog-a ze scenariuszem Dummy amplifier</text:p>
      <text:p text:style-name="P52">C. Wyłąc<text:span text:style-name="T51">zenie</text:span> obci gui</text:p>
      <text:p text:style-name="P52">D. Sprawd<text:span text:style-name="T51">zenie</text:span> zawartość katalogu ~/.obci/logs (gdzie loguje Svarog)</text:p>
      <text:p text:style-name="P52">E. Zamkni<text:span text:style-name="T51">ęcie</text:span> Svarog-a oraz obci_srv</text:p>
      <text:p text:style-name="P52">F. Sprawd<text:span text:style-name="T51">zenie</text:span> zawartość katalogu ~/.obci/logs</text:p>
      <text:p text:style-name="P52"/>
      <text:p text:style-name="P41"/>
      <text:p text:style-name="P134"><text:bookmark text:name="17"/><text:span text:style-name="T3">1.7</text:span> Test rejestracji <text:span text:style-name="T28">logów po wyłączeniu i ponownym włączeniu Svaroga.</text:span></text:p>
      <text:p text:style-name="P41"/>
      <text:p text:style-name="P52">A. Uruchom<text:span text:style-name="T51">ienie</text:span> obci gui oraz scenariusz<text:span text:style-name="T51">a</text:span> Dummy amplifier</text:p>
      <text:p text:style-name="P52">B. Uruchom<text:span text:style-name="T51">ienie</text:span> Svarog-a ze scenariuszem Dummy amplifier</text:p>
      <text:p text:style-name="P52">C. Wyłącz<text:span text:style-name="T51">enie</text:span> Svarog-a</text:p>
      <text:p text:style-name="P52">D. Sprawd<text:span text:style-name="T51">zenie</text:span> zawartoś<text:span text:style-name="T51">ci</text:span> katalogu ~/.obci/logs</text:p>
      <text:p text:style-name="P52">E. Włącz<text:span text:style-name="T51">enie</text:span> Svarog-a ze scenariuszem Dummy amplifier</text:p>
      <text:p text:style-name="P52">F. Sprawd<text:span text:style-name="T51">zenie</text:span> zawartoś<text:span text:style-name="T51">ci</text:span> katalogu ~/.obci/logs</text:p>
      <text:p text:style-name="P52">G. Zamkni<text:span text:style-name="T51">ęcie</text:span> Svarog-a, obci gui, obci_srv</text:p>
      <text:p text:style-name="P52">H. Sprawd<text:span text:style-name="T51">zenie</text:span> zawartoś<text:span text:style-name="T51">ci</text:span> katalogu ~/.obci/logs</text:p>
      <text:p text:style-name="P41"/>
      <text:p text:style-name="P93"><text:bookmark text:name="18"/><text:span text:style-name="T3">1.8</text:span> Test rejestracj logów po wyłączeniu i ponownym włączeniu obci <text:span text:style-name="T44">gui</text:span></text:p>
      <text:p text:style-name="P51"/>
      <text:p text:style-name="P52">A. Uruchom<text:span text:style-name="T51">ienie</text:span> obci gui oraz scenariusz<text:span text:style-name="T51">a</text:span> Dummy amplifier</text:p>
      <text:p text:style-name="P52">B. Uruchom<text:span text:style-name="T51">ienie</text:span> Svarog-a ze scenariuszem Dummy amplifier</text:p>
      <text:p text:style-name="P52">C. Wyłącz<text:span text:style-name="T51">enie</text:span> obci gui</text:p>
      <text:p text:style-name="P52">D. Sprawd<text:span text:style-name="T51">zenie</text:span> zawartość katalogu ~/.obci/logs (gdzie loguje Svarog)</text:p>
      <text:p text:style-name="P52">E. Włącz<text:span text:style-name="T51">enie</text:span> obci gui oraz scenariusz<text:span text:style-name="T51">a</text:span> Dummy amplifier</text:p>
      <text:p text:style-name="P52">F. Sprawd<text:span text:style-name="T51">zenie</text:span> zawartoś<text:span text:style-name="T51">ci</text:span> katalogu ~/.obci/logs</text:p>
      <text:p text:style-name="P52">G. Wyłącz<text:span text:style-name="T51">enie</text:span> Svarog-a, obci gui, obci_src.</text:p>
      <text:p text:style-name="P54">F. Sprawd<text:span text:style-name="T51">zenie</text:span> zawartość katalogu ~/.obci/logs</text:p>
      <text:p text:style-name="P54"/>
      <text:p text:style-name="P94"><text:bookmark text:name="19"/><text:span text:style-name="T5">1.9</text:span><text:span text:style-name="T44"> Test rejestracji logów z dwóch eksperymentów uruchomionych jeden po drugim</text:span></text:p>
      <text:p text:style-name="P47"/>
      <text:p text:style-name="P52">A. Uruchom<text:span text:style-name="T51">ienie</text:span> obci gui oraz scenariusz<text:span text:style-name="T51">a</text:span> Dummy amplifier</text:p>
      <text:p text:style-name="P52">B. Uruchom<text:span text:style-name="T51">ienie</text:span> Svarog-a ze scenariuszem Dummy amplifier</text:p>
      <text:p text:style-name="P52">C. Wyłącz<text:span text:style-name="T51">enie</text:span> Svarog-a</text:p>
      <text:p text:style-name="P52">D. Wyłącz<text:span text:style-name="T51">enie</text:span> obci gui</text:p>
      <text:p text:style-name="P52">E. Sprawd<text:span text:style-name="T51">zenie</text:span> zawartoś<text:span text:style-name="T51">ci</text:span> katalogu ~/.obci/logs</text:p>
      <text:p text:style-name="P52">F. Uruchom<text:span text:style-name="T51">ienie</text:span> obci gui oraz scenariusz<text:span text:style-name="T51">a</text:span> Dummy amplifier</text:p>
      <text:p text:style-name="P52">E. Włącz<text:span text:style-name="T51">enie</text:span> Svarog-a ze scenariuszem Dummy amplifier</text:p>
      <text:p text:style-name="P52">F. Sprawd<text:span text:style-name="T51">zenie</text:span> zawartoś<text:span text:style-name="T51">ci</text:span> katalogu ~/.obci/logs</text:p>
      <text:p text:style-name="P52">G. Zamk<text:span text:style-name="T51">nięcie </text:span>Svarog-a, obci gui, obci_srv</text:p>
      <text:p text:style-name="P52">H. Sprawd<text:span text:style-name="T51">zenie</text:span> zawartoś<text:span text:style-name="T51">ci</text:span> katalogu ~/.obci/logs</text:p>
      <text:p text:style-name="P52"/>
      <text:p text:style-name="P95"><text:bookmark text:name="110"/><text:span text:style-name="T3">1.</text:span><text:span text:style-name="T2">1</text:span><text:span text:style-name="T6">0</text:span> Test rejestracji logów z <text:span text:style-name="T46">dwóch</text:span> <text:span text:style-name="T36">eksperymentów uruchomionych jednocześnie</text:span></text:p>
      <text:p text:style-name="P47"/>
      <text:p text:style-name="P53">A. Uruchom<text:span text:style-name="T51">ienie</text:span> obci gui oraz scenariusz<text:span text:style-name="T51">a</text:span> Dummy amplifier</text:p>
      <text:p text:style-name="P53">B. Uruchom<text:span text:style-name="T51">ienie</text:span> Svarog-a ze scenariuszem Dummy amplifier</text:p>
      <text:p text:style-name="P53"><text:span text:style-name="T46">C</text:span>. Uruchom<text:span text:style-name="T51">ienie</text:span> obci gui oraz scenariusz<text:span text:style-name="T51">a</text:span> <text:span text:style-name="T46">Random</text:span> amplifier</text:p>
      <text:p text:style-name="P53"><text:span text:style-name="T46">D</text:span>. Uruchom<text:span text:style-name="T51">ienie</text:span> Svarog-a ze scenariuszem <text:span text:style-name="T46">Random</text:span> amplifier</text:p>
      <text:p text:style-name="P53">E. Sprawd<text:span text:style-name="T51">zenie</text:span> zawartoś<text:span text:style-name="T51">ci</text:span> katalogu ~/.obci/logs</text:p>
      <text:p text:style-name="P53">E. <text:span text:style-name="T46">Zamknięcie</text:span> <text:span text:style-name="T46">obci gui i </text:span>Svarog-a</text:p>
      <text:p text:style-name="P53">F. Sprawd<text:span text:style-name="T51">zenie</text:span> zawartoś<text:span text:style-name="T51">ci</text:span> katalogu ~/.obci/logs</text:p>
      <text:p text:style-name="P53">G. Zamkni<text:span text:style-name="T51">ęcie</text:span> obci_srv</text:p>
      <text:p text:style-name="P53">H. Sprawd<text:span text:style-name="T51">zenie</text:span> zawartoś<text:span text:style-name="T51">ci</text:span> katalogu ~/.obci/logs</text:p>
      <text:p text:style-name="P53"/>
      <text:p text:style-name="P96"/>
      <text:p text:style-name="P135"><text:bookmark text:name="111"/><text:span text:style-name="T3">1.</text:span><text:span text:style-name="T2">1</text:span><text:span text:style-name="T6">1</text:span> Test rejestracji logów z <text:span text:style-name="T36">dwóch</text:span> <text:span text:style-name="T36">eksperymentów uruchomionych jeden po drugim. Jeden uruchomiony z poziomu obci gui, drugi z poziomu Svarog-a.</text:span></text:p>
      <text:p text:style-name="P46"/>
      <text:p text:style-name="P53">A. Uruchom<text:span text:style-name="T51">ienie</text:span> obci gui oraz scenariusz<text:span text:style-name="T51">a</text:span> Dummy amplifier</text:p>
      <text:p text:style-name="P53">B. Uruchom<text:span text:style-name="T51">ienie</text:span> Svarog-a ze scenariuszem Dummy amplifier</text:p>
      <text:p text:style-name="P53"><text:span text:style-name="T46">C</text:span>. <text:span text:style-name="T46">Zamknięcie scenariusza Dummy amplifier w Svarog-u</text:span></text:p>
      <text:p text:style-name="P53"><text:span text:style-name="T46">D</text:span>. <text:span text:style-name="T46">Zatrzymanie scenariusza Dummy amplifier w obci gui</text:span></text:p>
      <text:p text:style-name="P53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3">F. Sprawd<text:span text:style-name="T51">zenie</text:span> zawartoś<text:span text:style-name="T51">ci</text:span> katalogu ~/.obci/logs</text:p>
      <text:p text:style-name="P53">E. <text:span text:style-name="T46">Zamknięcie</text:span> <text:span text:style-name="T46">Svarog-a, obci gui i obci_src</text:span></text:p>
      <text:p text:style-name="P53">F. Sprawd<text:span text:style-name="T51">zenie</text:span> zawartoś<text:span text:style-name="T51">ci</text:span> katalogu ~/.obci/logs</text:p>
      <text:p text:style-name="P53"/>
      <text:p text:style-name="P96"><text:bookmark text:name="112"/><text:span text:style-name="T3">1.</text:span><text:span text:style-name="T2">1</text:span><text:span text:style-name="T6">2</text:span> Test rejestracji logów z <text:span text:style-name="T36">dwóch</text:span> <text:span text:style-name="T36">eksperymentów uruchomionych jednocześnie. Jeden uruchomiony z poziomu obci, drugi z poziomu Svaroga.</text:span></text:p>
      <text:p text:style-name="P44"/>
      <text:p text:style-name="P53">A. Uruchom<text:span text:style-name="T51">ienie</text:span> obci gui oraz scenariusz<text:span text:style-name="T51">a</text:span> Dummy amplifier</text:p>
      <text:p text:style-name="P53">B. Uruchom<text:span text:style-name="T51">ienie</text:span> Svarog-a ze scenariuszem Dummy amplifier</text:p>
      <text:p text:style-name="P53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3">F. Sprawd<text:span text:style-name="T51">zenie</text:span> zawartoś<text:span text:style-name="T51">ci</text:span> katalogu ~/.obci/logs</text:p>
      <text:p text:style-name="P53">E. <text:span text:style-name="T46">Zamknięcie</text:span> <text:span text:style-name="T46">Svarog-a, obci gui i obci_src</text:span></text:p>
      <text:p text:style-name="P53">F. Sprawd<text:span text:style-name="T51">zenie</text:span> zawartoś<text:span text:style-name="T51">ci</text:span> katalogu ~/.obci/logs</text:p>
      <text:p text:style-name="P53"/>
      <text:p text:style-name="P93"><text:bookmark text:name="113"/><text:span text:style-name="T3">1.13</text:span> Test rejestracji logów dla długiego eksperymentu <text:span text:style-name="T29">(~16 h)</text:span>.</text:p>
      <text:p text:style-name="P82"/>
      <text:p text:style-name="P53">A. Uruchom<text:span text:style-name="T51">ienie</text:span> obci gui oraz scenariusz<text:span text:style-name="T51">a</text:span> Dummy amplifier</text:p>
      <text:p text:style-name="P53">B. Uruchom<text:span text:style-name="T51">ienie</text:span> Svarog-a ze scenariuszem Dummy amplifier</text:p>
      <text:p text:style-name="P83">C. Po ~16h sprawd<text:span text:style-name="T51">zenie</text:span> zawartoś<text:span text:style-name="T51">ci</text:span> katalogu ~/.obci/logs</text:p>
      <text:p text:style-name="P83">D. Zamkni<text:span text:style-name="T51">ęcie</text:span> Svarog-a, obci gui, obci_srv</text:p>
      <text:p text:style-name="P83">E. Sprawd<text:span text:style-name="T51">zenie</text:span> zawartoś<text:span text:style-name="T51">ci</text:span> katalogu ~/.obci/logs</text:p>
      <text:p text:style-name="P83"/>
      <text:p text:style-name="P84"/>
      <text:p text:style-name="P9"/>
      <text:p text:style-name="P137">2. Rejestracja błędów</text:p>
      <text:p text:style-name="P32"/>
      <text:p text:style-name="P98">Specyfikacja</text:p>
      <text:p text:style-name="P22"><text:span text:style-name="T22">B</text:span><text:span text:style-name="T21">ł</text:span><text:span text:style-name="T22">ą</text:span><text:span text:style-name="T21">d powoduje wygenerowanie raportu (tzw. “crash report”). </text:span><text:span text:style-name="T22">Raport jest generowany z pliku logs.sqlite. Zawiera pełną informacja o eksperymencie, podczas którego błąd wystąpił (z dokładnością do logów z samodzielnie uruchomionego Svarog-a). Składany jest w formacie JSON i u</text:span><text:span text:style-name="T21">mieszczany w folderze ~/.obci/crash_reports. </text:span><text:span text:style-name="T23">U</text:span><text:span text:style-name="T21">żytkownik informowany jest o wystąpieniu błędu </text:span><text:span text:style-name="T24">i pytany o zgodę na przesłanie raportu do Sentry (dedykowanego serwera). Odmowa użytkownika pozostawia folder ~/.obci/logs bez zmian.</text:span></text:p>
      <text:p text:style-name="P38"/>
      <text:p text:style-name="P19"><text:span text:style-name="T2">Cel<text:line-break/></text:span>Weryfikacja poprawności <text:span text:style-name="T25">rejestracji raportów na podstawie powyższego opisu.</text:span></text:p>
      <text:p text:style-name="P19"/>
      <text:p text:style-name="P86">Założenia początkowe</text:p>
      <text:p text:style-name="P65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20"/>
      <text:p text:style-name="P14">Kryterium akceptacji testów</text:p>
      <text:p text:style-name="P107"><text:span text:style-name="T20">- p</text:span>rzejście wszystkich testów jednostkowych.</text:p>
      <text:p text:style-name="P68">- zawartości folderu ~/.obci/<text:span text:style-name="T20">crash_reports</text:span> po przeprowadzeniu testów zgodna z oczekiwaniami.</text:p>
      <text:p text:style-name="P37"/>
      <text:p text:style-name="P35">Po wykonaniu <text:span text:style-name="T9">każdego </text:span>scenariusza należy przejrzeć zawartość katalogu ~/.obci/<text:span text:style-name="T25">crash_reports</text:span>. Porównać ją z oczekiwanym rezultatem. <text:s/><text:span text:style-name="T27">Przed uruchomieniem kolejnego scenariusza należy usunąć zawartość katalogu ~/.obci</text:span></text:p>
      <text:p text:style-name="P109"/>
      <text:p text:style-name="P24">Przy przeprowadzaniu testów użytkownik za każdym razem odrzuca wysyłanie raportu (testując jednocześnie scenariusz odrzucania crash reportu)</text:p>
      <text:p text:style-name="P23"/>
      <text:p text:style-name="P55">Weryfikowana jest zupełność raportu (komplet logów)</text:p>
      <text:p text:style-name="P55"/>
      <text:p text:style-name="P97"/>
      <text:p text:style-name="P139">Raven (klient do Sentry) dostaje informacje o wystąpieniu błędu (od wszystkich podpiętych pod niego <text:span text:style-name="T53">logerów i</text:span> handler przechwytujący nieobsłużone wyjątki)</text:p>
      <text:p text:style-name="P139">Następnie nadpisana metoda send Raven-a wysyła wstępny raport do obci_srv.</text:p>
      <text:p text:style-name="P139">obci_srv uzupełnia wstępny raport o towarzyszące błędowi logi ze wszystkich źródeł.</text:p>
      <text:p text:style-name="P139">Uzupełniony raport przesyłany jest do … <text:span text:style-name="T53">wyświetlający komunikat dla użytkownika.</text:span></text:p>
      <text:p text:style-name="P140">Po zgodzie na przesłanie raport uzupełniany jest o opcjonalne informacje wprowadzone przez użytkownika (mail i komunikat) i przesyłany do Senrty.</text:p>
      <text:p text:style-name="P97"/>
      <text:p text:style-name="P97"/>
      <text:p text:style-name="P97">Scenariusze testowe</text:p>
      <text:p text:style-name="P23"/>
      <text:p text:style-name="P114"><text:span text:style-name="T34">2.</text:span>1 Test <text:span text:style-name="T29">generowania raportu z błędu w</text:span> Svarog-<text:span text:style-name="T29">u</text:span>. <text:span text:style-name="T29">Svarog</text:span> uruchomion<text:span text:style-name="T29">y</text:span> samodzielnie.</text:p>
      <text:p text:style-name="P114"/>
      <text:p text:style-name="P114">$ svarog</text:p>
      <text:p text:style-name="P114"/>
      <text:p text:style-name="P114"><text:span text:style-name="T34">2.</text:span>2 Test <text:span text:style-name="T29">generowania raportu z blędu w obci</text:span>. <text:span text:style-name="T29">Obci uruchomione samodzielnie.</text:span></text:p>
      <text:p text:style-name="P114"/>
      <text:p text:style-name="P114">$ obci gui</text:p>
      <text:p text:style-name="P114"/>
      <text:p text:style-name="P124"><text:soft-page-break/><text:span text:style-name="T34">2.</text:span>3 Test <text:span text:style-name="T29">generowania raportu z błędu w Svarog-u po uruchomieniu scenariusza z poziomu Svarog-a</text:span></text:p>
      <text:p text:style-name="P120"/>
      <text:p text:style-name="P114">$ svarog &amp; obci gui</text:p>
      <text:p text:style-name="P114"/>
      <text:p text:style-name="P123"><text:span text:style-name="T34">2.</text:span>4 Test <text:span text:style-name="T30">generowania raportu z błędu w obci</text:span> po <text:span text:style-name="T30">uruchomieniu scenariusza z poziomu Svarog-a</text:span></text:p>
      <text:p text:style-name="P115"/>
      <text:p text:style-name="P115">$ svarog &amp; obci gui</text:p>
      <text:p text:style-name="P115"/>
      <text:p text:style-name="P123"><text:span text:style-name="T34">2.5</text:span> Test <text:span text:style-name="T30">generowania raportu z błędu w Svarog-u </text:span><text:s/>po podpięciu Svarog-a pod uruchomiony scenariusz</text:p>
      <text:p text:style-name="P115"/>
      <text:p text:style-name="P115">$ obci gui <text:span text:style-name="T27">&amp; svarog</text:span></text:p>
      <text:p text:style-name="P123"><text:span text:style-name="T34">2.6</text:span> Test <text:span text:style-name="T30">generowania raportu z błędu w obci </text:span>po podpięciu Svarog-a pod uruchomiony scenariusz</text:p>
      <text:p text:style-name="P115"/>
      <text:p text:style-name="P115">$ obci gui <text:span text:style-name="T27">&amp; svarog</text:span></text:p>
      <text:p text:style-name="P43"/>
      <text:p text:style-name="P42"><text:span text:style-name="T34">2.7</text:span> Test <text:span text:style-name="T30">generowania raportu z błędu w obci</text:span> dla długiego eksperymentu <text:span text:style-name="T29">(~2-8? h)</text:span>.</text:p>
      <text:p text:style-name="P42"/>
      <text:p text:style-name="P45"><text:span text:style-name="T34">2.8</text:span> Test generowania raportu z błędu w obci po kilku wywołańach obci_srv i Svarog-a. </text:p>
      <text:p text:style-name="P40"/>
      <text:p text:style-name="P36">Po wykonaniu <text:span text:style-name="T9">każdego </text:span>scenariusza należy przejrzeć zawartość katalogu ~/.obci/<text:span text:style-name="T9">logs</text:span>. Porównać ją z oczekiwanym rezultatem. <text:span text:style-name="T27">Przed uruchomieniem kolejnego scenariusza należy usunąć zawartość katalogu ~/.obci</text:span></text:p>
      <text:p text:style-name="P70"/>
      <text:p text:style-name="P91">Ad. 1</text:p>
      <text:p text:style-name="P24">Uruchom Svaroga</text:p>
      <text:p text:style-name="P24">Wywołaj błąd w Svarog-u <text:span text:style-name="T13">(propozycja – odświeżenie listy z eksperymentami bez włączonego obci)</text:span></text:p>
      <text:p text:style-name="P24">Zamknij Svaroga</text:p>
      <text:p text:style-name="P24">Przejrzyj logi i crash reports</text:p>
      <text:p text:style-name="P92"/>
      <text:p text:style-name="P92">Ad.2 </text:p>
      <text:p text:style-name="P24">Uruchom obci</text:p>
      <text:p text:style-name="P24">Wywołaj błąd w obci</text:p>
      <text:p text:style-name="P24">Zamknij obci</text:p>
      <text:p text:style-name="P24">Przejrzyj logi i crash reports</text:p>
      <text:p text:style-name="P23"/>
      <text:p text:style-name="P24">Ad.3<text:span text:style-name="T12">a</text:span></text:p>
      <text:p text:style-name="P25">Uruchom obci</text:p>
      <text:p text:style-name="P26">Uruchom Svarog-a</text:p>
      <text:p text:style-name="P26">Wybierz sygnał</text:p>
      <text:p text:style-name="P26">Wywołaj błąd w działającym obci</text:p>
      <text:p text:style-name="P26">Zamknij wszystko</text:p>
      <text:p text:style-name="P26">Przejrzyj logi</text:p>
      <text:p text:style-name="P26"/>
      <text:p text:style-name="P48">obci:</text:p>
      <text:p text:style-name="P48">Błędny parametr - </text:p>
      <text:p text:style-name="P48"/>
      <text:p text:style-name="P121"><text:span text:style-name="T19">svarog</text:span><text:span text:style-name="Source_20_Text">http</text:span></text:p>
      <text:p text:style-name="P48"/>
      <text:p text:style-name="P48">offline – <text:span text:style-name="T33">zmiana uprawnień do pliku</text:span></text:p>
      <text:p text:style-name="P49">online - </text:p>
      <text:p text:style-name="P131">3. Wysyłanie informacji o błędach</text:p>
      <text:p text:style-name="P99"/>
      <text:p text:style-name="P100">Specyfikacja</text:p>
      <text:p text:style-name="P142">Po wystąpieniu błędu raport <text:span text:style-name="T54">w formacie JSON</text:span>umieszczany jest w folderze ~/.obci/crash_reports. <text:span text:style-name="T17">Następnie</text:span> wyświetlane jest okno dialogowe z informacją o wystąpieniu błędu i pytaniem o pozwolenie na przesłanie raportu do Sentry. Jeżeli użytkownik odmówi raport <text:span text:style-name="T54">zostaje usunięty</text:span>. Jeżeli użytkownik zezwoli na wysłanie, raport <text:span text:style-name="T18">zostaje uzupełniony o opcjonalne informacje wprowadzone przez użytkownika (mail i komunikat), a następnie</text:span> zostaje przeniesiony do folderu ~/.obci/crash_reports_to_send.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">Po upływie … / po … próbach raport zostaje przeniesiony do folderu ~/.obci/crash_reports_send_failed, a system przestaje podejmować próby wysłania. </text:span></text:p>
      <text:p text:style-name="P142"><text:span text:style-name="T17">Breadcrumbs – eksperyment, svarog i całość obci_srv</text:span></text:p>
      <text:p text:style-name="P99"/>
      <text:p text:style-name="P13">Cel</text:p>
      <text:p text:style-name="P18">Weryfikacja poprawności działania mechanizmu <text:span text:style-name="T7">przesyłania</text:span> błędów <text:span text:style-name="T25">na podstawie powyższego opisu</text:span>.</text:p>
      <text:p text:style-name="P21"/>
      <text:p text:style-name="P87">Założenia początkowe</text:p>
      <text:p text:style-name="P66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111"/>
      <text:p text:style-name="P12">Kryterium akceptacji testów</text:p>
      <text:p text:style-name="P11"><text:span text:style-name="T9">Przejście wszystkich testów jednostkowych. </text:span>Wszystkie “<text:span text:style-name="T7">crash report”</text:span> zostały przesłane do Sentry, jeżeli użytkownik nie zażądał inaczej. <text:span text:style-name="T7">Raporty nie przesłane (czy to z woli użytkownika, czy z powodu braku połączenia z internetem) znajdują się w przewidzianym na to miejscu.</text:span></text:p>
      <text:p text:style-name="P117"/>
      <text:p text:style-name="P8">Scenariusze testowe:</text:p>
      <text:p text:style-name="P8"/>
      <text:p text:style-name="P5"><text:span text:style-name="T34">3.</text:span>1 Po wystąpieniu błędu użytkownik anuluje wysyłanie</text:p>
      <text:p text:style-name="P5"><text:span text:style-name="T34">3.</text:span>2 Po wystąpieniu błędu użytkownik wysyła raport <text:span text:style-name="T32">bez dodatkowych informacji</text:span></text:p>
      <text:p text:style-name="P6"><text:span text:style-name="T34">3.</text:span>3 Po wystąpieniu błędu użytkownik wysyła raport z mail-em</text:p>
      <text:p text:style-name="P6"><text:span text:style-name="T34">3.</text:span>4 Po wystąpieniu błędu użytkownik wysyła raport z mail-em i dodatkową informacją.</text:p>
      <text:p text:style-name="P5"/>
      <text:p text:style-name="P5"><text:span text:style-name="T34">3.5</text:span> Po wystąpieniu błędu użytko<text:span text:style-name="T32">w</text:span>nik wysyła raport (brak połączenia z internetem)</text:p>
      <text:p text:style-name="P6"><text:span text:style-name="T34">3.</text:span>6 Odzyskanie połączenia z internetem.</text:p>
      <text:p text:style-name="P6"/>
      <text:p text:style-name="P6"><text:span text:style-name="T34">3.</text:span>7 Po wystąpieniu błędu użytkownik wysyła raport (odmowa serwera Sentry)</text:p>
      <text:p text:style-name="P6"><text:span text:style-name="T34">3.</text:span>8 Uzyskanie zgody serwera.</text:p>
      <text:p text:style-name="P6"/>
      <text:p text:style-name="P6"><text:span text:style-name="T34">3.</text:span>9 Uzytkownik wielkokrotnie anuluje wysyłanie.</text:p>
      <text:p text:style-name="P6"><text:span text:style-name="T34">3.</text:span>10 Użytkownik wysyła raport z błędu, który wystąpił pod koniec realizacji długiego eksperymentu.</text:p>
      <text:p text:style-name="P6"/>
      <text:p text:style-name="P6"><text:span text:style-name="T34">3.</text:span>11 Test przeniesienia raportu do crash_reports_send_failed.</text:p>
      <text:p text:style-name="P6"/>
      <text:p text:style-name="P7">Po przeprowadzeniu każdego ze scenariuszy należy przejrzeć zawartość katalogów ./obci/crash_reports, ~/.obci/crash_reports_to_send, ~/.obci/crash_reports_send_failed. Porównać <text:s/><text:soft-page-break/>ją z oczekiwanym rezultatem. <text:span text:style-name="T32">Przed uruchomieniem kolejengo scenariusza należy usunąć zawartość folderu ~/.obci</text:span></text:p>
      <text:p text:style-name="P2"/>
      <text:p text:style-name="P132"><text:span text:style-name="T8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8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5H41M14S</meta:editing-duration>
    <meta:editing-cycles>23</meta:editing-cycles>
    <dc:date>2016-12-09T15:59:27.886367006</dc:date>
    <meta:document-statistic meta:table-count="0" meta:image-count="0" meta:object-count="0" meta:page-count="11" meta:paragraph-count="231" meta:word-count="2153" meta:character-count="16455" meta:non-whitespace-character-count="14513"/>
  </office:meta>
</office:document-meta>
</file>